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ea738"/>
    </style:style>
    <style:style style:name="P2" style:family="paragraph" style:parent-style-name="Standard">
      <style:text-properties officeooo:rsid="00104d3d" officeooo:paragraph-rsid="00104d3d"/>
    </style:style>
    <style:style style:name="T1" style:family="text">
      <style:text-properties officeooo:rsid="000ea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x </text:span><text:a xlink:type="simple" xlink:href="https://www.amazon.de/SODIAL-MPU-6050-Achsen-Gyroskop-Beschleunigungsmesser-Modul-Arduino/dp/B00K67X810" office:target-frame-name="_blank" xlink:show="new" text:style-name="Internet_20_link" text:visited-style-name="Visited_20_Internet_20_Link">https://www.amazon.de/SODIAL-MPU-6050-Achsen-Gyroskop-Beschleunigungsmesser-Modul-Arduino/dp/B00K67X810</text:a> </text:p>
      <text:p text:style-name="P1"/>
      <text:p text:style-name="P1"><text:span text:style-name="T1">1x </text:span><text:a xlink:type="simple" xlink:href="https://www.amazon.de/Fahrzeuge-Xinlehong-Ersatzakku-Monster-Truck-Ersatzteil/dp/B097TLLCQ4" office:target-frame-name="_blank" xlink:show="new" text:style-name="Internet_20_link" text:visited-style-name="Visited_20_Internet_20_Link">https://www.amazon.de/Fahrzeuge-Xinlehong-Ersatzakku-Monster-Truck-Ersatzteil/dp/B097TLLCQ4</text:a> </text:p>
      <text:p text:style-name="P1"/>
      <text:p text:style-name="P1"><text:span text:style-name="T1">3x </text:span><text:a xlink:type="simple" xlink:href="https://www.amazon.de/AZDelivery-GY-BME280-Barometrischer-Temperatur-Luftfeuchtigkeit/dp/B07D8T4HP6" office:target-frame-name="_blank" xlink:show="new" text:style-name="Internet_20_link" text:visited-style-name="Visited_20_Internet_20_Link">https://www.amazon.de/AZDelivery-GY-BME280-Barometrischer-Temperatur-Luftfeuchtigkeit/dp/B07D8T4HP6</text:a> </text:p>
      <text:p text:style-name="P1"/>
      <text:p text:style-name="P2">Leiterplatte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5:29:06.849000000</dc:date>
    <meta:editing-duration>PT1M40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7" meta:character-count="319" meta:non-whitespace-character-count="313"/>
  </office:meta>
</office:document-meta>
</file>